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ZOTERO_ITEM CSL_CITATION {&quot;citationID&quot;:&quot;mIxK6URm&quot;,&quot;properties&quot;:{&quot;unsorted&quot;:false,&quot;formattedCitation&quot;:&quot;[1]&quot;,&quot;plainCitation&quot;:&quot;[1]&quot;,&quot;noteIndex&quot;:0},&quot;citationItems&quot;:[{&quot;id&quot;:30698,&quot;uris&quot;:[&quot;http://zotero.org/users/3369203/items/CRHS4E3V&quot;],&quot;itemData&quot;:{&quot;id&quot;:30698,&quot;type&quot;:&quot;chapter&quot;,&quot;abstract&quot;:&quot;Covid-19 saw states creating and repurposing informational infrastructures to manage populations and, in turn, the pandemic. This chapter considers how these infrastructures played out in their legal contexts and shows how while privacy regimes, where they existed, largely remained applicable, particular technologies reshaped the privacy landscape, and at times pushed at the boundaries of the legal system. States seeking to use telecommunications data to shape behaviour faced significant legal challenges as courts struck down a range of instruments, although some powers proved nebulous and hard to challenge. Digital contact tracing apps showcased a different dynamic, as the architecture of these systems—whether centralized or decentralized—shaped legal responses. Not all is gloomy, however—insofar as the pandemic made information technology a political focus for legislators and citizens, this may bode well for future law-making and governance.&quot;,&quot;citation-key&quot;:&quot;vealePrivacyInformationalInfrastructures2026&quot;,&quot;container-title&quot;:&quot;Comparing Covid Laws: A Critical Global Survey&quot;,&quot;DOI&quot;:&quot;10.1093/9780198899921.003.0010&quot;,&quot;ISBN&quot;:&quot;978-0-19-889989-1&quot;,&quot;page&quot;:&quot;0&quot;,&quot;publisher&quot;:&quot;Oxford University Press&quot;,&quot;source&quot;:&quot;Silverchair&quot;,&quot;title&quot;:&quot;Privacy, Informational Infrastructures, and Covid-19: Comparative Legal Responses&quot;,&quot;title-short&quot;:&quot;Privacy, Informational Infrastructures, and Covid-19&quot;,&quot;URL&quot;:&quot;https://doi.org/10.1093/9780198899921.003.0010&quot;,&quot;author&quot;:[{&quot;family&quot;:&quot;Veale&quot;,&quot;given&quot;:&quot;Michael&quot;}],&quot;editor&quot;:[{&quot;family&quot;:&quot;King&quot;,&quot;given&quot;:&quot;Jeff&quot;},{&quot;family&quot;:&quot;Luiz Motta Ferraz&quot;,&quot;given&quot;:&quot;Octávio&quot;}],&quot;accessed&quot;:{&quot;date-parts&quot;:[[&quot;2026&quot;,3,28]]},&quot;issued&quot;:{&quot;date-parts&quot;:[[&quot;2026&quot;,3,12]]}}}],&quot;schema&quot;:&quot;https://github.com/citation-style-language/schema/raw/master/csl-citation.json&quot;} RNDybousNYF4urW6"/>[1]<text:reference-mark-end text:name="ZOTERO_ITEM CSL_CITATION {&quot;citationID&quot;:&quot;mIxK6URm&quot;,&quot;properties&quot;:{&quot;unsorted&quot;:false,&quot;formattedCitation&quot;:&quot;[1]&quot;,&quot;plainCitation&quot;:&quot;[1]&quot;,&quot;noteIndex&quot;:0},&quot;citationItems&quot;:[{&quot;id&quot;:30698,&quot;uris&quot;:[&quot;http://zotero.org/users/3369203/items/CRHS4E3V&quot;],&quot;itemData&quot;:{&quot;id&quot;:30698,&quot;type&quot;:&quot;chapter&quot;,&quot;abstract&quot;:&quot;Covid-19 saw states creating and repurposing informational infrastructures to manage populations and, in turn, the pandemic. This chapter considers how these infrastructures played out in their legal contexts and shows how while privacy regimes, where they existed, largely remained applicable, particular technologies reshaped the privacy landscape, and at times pushed at the boundaries of the legal system. States seeking to use telecommunications data to shape behaviour faced significant legal challenges as courts struck down a range of instruments, although some powers proved nebulous and hard to challenge. Digital contact tracing apps showcased a different dynamic, as the architecture of these systems—whether centralized or decentralized—shaped legal responses. Not all is gloomy, however—insofar as the pandemic made information technology a political focus for legislators and citizens, this may bode well for future law-making and governance.&quot;,&quot;citation-key&quot;:&quot;vealePrivacyInformationalInfrastructures2026&quot;,&quot;container-title&quot;:&quot;Comparing Covid Laws: A Critical Global Survey&quot;,&quot;DOI&quot;:&quot;10.1093/9780198899921.003.0010&quot;,&quot;ISBN&quot;:&quot;978-0-19-889989-1&quot;,&quot;page&quot;:&quot;0&quot;,&quot;publisher&quot;:&quot;Oxford University Press&quot;,&quot;source&quot;:&quot;Silverchair&quot;,&quot;title&quot;:&quot;Privacy, Informational Infrastructures, and Covid-19: Comparative Legal Responses&quot;,&quot;title-short&quot;:&quot;Privacy, Informational Infrastructures, and Covid-19&quot;,&quot;URL&quot;:&quot;https://doi.org/10.1093/9780198899921.003.0010&quot;,&quot;author&quot;:[{&quot;family&quot;:&quot;Veale&quot;,&quot;given&quot;:&quot;Michael&quot;}],&quot;editor&quot;:[{&quot;family&quot;:&quot;King&quot;,&quot;given&quot;:&quot;Jeff&quot;},{&quot;family&quot;:&quot;Luiz Motta Ferraz&quot;,&quot;given&quot;:&quot;Octávio&quot;}],&quot;accessed&quot;:{&quot;date-parts&quot;:[[&quot;2026&quot;,3,28]]},&quot;issued&quot;:{&quot;date-parts&quot;:[[&quot;2026&quot;,3,12]]}}}],&quot;schema&quot;:&quot;https://github.com/citation-style-language/schema/raw/master/csl-citation.json&quot;} RNDybousNYF4urW6"/> <text:reference-mark-start text:name="ZOTERO_ITEM CSL_CITATION {&quot;citationID&quot;:&quot;8b3FLYpt&quot;,&quot;properties&quot;:{&quot;unsorted&quot;:false,&quot;formattedCitation&quot;:&quot;[2]&quot;,&quot;plainCitation&quot;:&quot;[2]&quot;,&quot;noteIndex&quot;:0},&quot;citationItems&quot;:[{&quot;id&quot;:7310,&quot;uris&quot;:[&quot;http://zotero.org/users/3369203/items/XL7WAJV9&quot;],&quot;itemData&quot;:{&quot;id&quot;:7310,&quot;type&quot;:&quot;article-journal&quot;,&quot;citation-key&quot;:&quot;giannopoulouIntermediatingDataRights2022&quot;,&quot;container-title&quot;:&quot;International Data Privacy Law&quot;,&quot;DOI&quot;:&quot;10.1093/idpl/ipac017&quot;,&quot;ISSN&quot;:&quot;2044-3994&quot;,&quot;journalAbbreviation&quot;:&quot;International Data Privacy Law&quot;,&quot;page&quot;:&quot;ipac017&quot;,&quot;source&quot;:&quot;Silverchair&quot;,&quot;title&quot;:&quot;Intermediating data rights exercises: the role of legal mandates&quot;,&quot;title-short&quot;:&quot;Intermediating data rights exercises&quot;,&quot;author&quot;:[{&quot;family&quot;:&quot;Giannopoulou&quot;,&quot;given&quot;:&quot;Alexandra&quot;},{&quot;family&quot;:&quot;Ausloos&quot;,&quot;given&quot;:&quot;Jef&quot;},{&quot;family&quot;:&quot;Delacroix&quot;,&quot;given&quot;:&quot;Sylvie&quot;},{&quot;family&quot;:&quot;Janssen&quot;,&quot;given&quot;:&quot;Heleen&quot;}],&quot;issued&quot;:{&quot;date-parts&quot;:[[&quot;2022&quot;,10,17]]}}}],&quot;schema&quot;:&quot;https://github.com/citation-style-language/schema/raw/master/csl-citation.json&quot;} RNDy81g7MGrTkT40"/>[2]<text:reference-mark-end text:name="ZOTERO_ITEM CSL_CITATION {&quot;citationID&quot;:&quot;8b3FLYpt&quot;,&quot;properties&quot;:{&quot;unsorted&quot;:false,&quot;formattedCitation&quot;:&quot;[2]&quot;,&quot;plainCitation&quot;:&quot;[2]&quot;,&quot;noteIndex&quot;:0},&quot;citationItems&quot;:[{&quot;id&quot;:7310,&quot;uris&quot;:[&quot;http://zotero.org/users/3369203/items/XL7WAJV9&quot;],&quot;itemData&quot;:{&quot;id&quot;:7310,&quot;type&quot;:&quot;article-journal&quot;,&quot;citation-key&quot;:&quot;giannopoulouIntermediatingDataRights2022&quot;,&quot;container-title&quot;:&quot;International Data Privacy Law&quot;,&quot;DOI&quot;:&quot;10.1093/idpl/ipac017&quot;,&quot;ISSN&quot;:&quot;2044-3994&quot;,&quot;journalAbbreviation&quot;:&quot;International Data Privacy Law&quot;,&quot;page&quot;:&quot;ipac017&quot;,&quot;source&quot;:&quot;Silverchair&quot;,&quot;title&quot;:&quot;Intermediating data rights exercises: the role of legal mandates&quot;,&quot;title-short&quot;:&quot;Intermediating data rights exercises&quot;,&quot;author&quot;:[{&quot;family&quot;:&quot;Giannopoulou&quot;,&quot;given&quot;:&quot;Alexandra&quot;},{&quot;family&quot;:&quot;Ausloos&quot;,&quot;given&quot;:&quot;Jef&quot;},{&quot;family&quot;:&quot;Delacroix&quot;,&quot;given&quot;:&quot;Sylvie&quot;},{&quot;family&quot;:&quot;Janssen&quot;,&quot;given&quot;:&quot;Heleen&quot;}],&quot;issued&quot;:{&quot;date-parts&quot;:[[&quot;2022&quot;,10,17]]}}}],&quot;schema&quot;:&quot;https://github.com/citation-style-language/schema/raw/master/csl-citation.json&quot;} RNDy81g7MGrTkT40"/></text:p>
      <text:p text:style-name="Standard"/>
      <text:p text:style-name="Standard"/>
      <text:p text:style-name="Standard"/>
      <text:section text:style-name="Sect1" text:name="ZOTERO_BIBL {&quot;uncited&quot;:[],&quot;omitted&quot;:[],&quot;custom&quot;:[]} CSL_BIBLIOGRAPHY RNDhzn8uvjVEKTiH">
        <text:p text:style-name="Bibliography_20_1">[1]<text:tab/>M. Veale, ‘Privacy, Informational Infrastructures, and Covid-19: Comparative Legal Responses’, in Comparing Covid Laws: A Critical Global Survey, J. King and O. Luiz Motta Ferraz, Eds, Oxford University Press, 2026, p. 0. doi: 10.1093/9780198899921.003.0010.</text:p>
        <text:p text:style-name="Bibliography_20_1">[2]<text:tab/>A. Giannopoulou, J. Ausloos, S. Delacroix, and H. Janssen, ‘Intermediating data rights exercises: the role of legal mandates’, International Data Privacy Law, p. ipac017, Oct. 2022, doi: 10.1093/idpl/ipac0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08:46:13.951555000</meta:creation-date>
    <dc:date>2026-03-29T17:24:26.147120665</dc:date>
    <meta:editing-duration>PT34M13S</meta:editing-duration>
    <meta:editing-cycles>31</meta:editing-cycles>
    <meta:generator>Collabora_Office/25.04.9.4$Linux_AARCH64 LibreOffice_project/bbf180856f1919e69a04fdf6175ff4f11f52e1db</meta:generator>
    <meta:document-statistic meta:table-count="0" meta:image-count="0" meta:object-count="0" meta:page-count="1" meta:paragraph-count="3" meta:word-count="66" meta:character-count="481" meta:non-whitespace-character-count="418"/>
    <meta:user-defined meta:name="ZOTERO_PREF_1">&lt;data data-version="3" zotero-version="8.0.5"&gt;&lt;session id="3StNNaBA"/&gt;&lt;style id="http://www.zotero.org/styles/ieee" locale="en-GB" hasBibliography="1" bibliographyStyleHasBeenSet="1"/&gt;&lt;prefs&gt;&lt;pref name="fieldType" value="ReferenceMark"/&gt;&lt;/prefs&gt;&lt;/data&gt;</meta:user-defined>
  </office:meta>
</office:document-meta>
</file>